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exend" svg:font-family="Lexe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Lexend" fo:font-size="9pt" style:font-name-asian="Lexend1" style:font-size-asian="9pt" style:font-name-complex="Lexend1" style:font-size-complex="9pt"/>
    </style:style>
    <style:style style:name="P2" style:family="paragraph" style:parent-style-name="Standard" style:list-style-name="WWNum4">
      <style:paragraph-properties fo:margin-left="0.5in" fo:margin-right="0in" fo:text-indent="-0.25in" style:auto-text-indent="false"/>
    </style:style>
    <style:style style:name="P3" style:family="paragraph" style:parent-style-name="Standard" style:list-style-name="WWNum5">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list-style-name="WWNum6">
      <style:paragraph-properties fo:margin-left="0.5in" fo:margin-right="0in" fo:text-indent="-0.25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Standard" style:master-page-name="Standard">
      <style:paragraph-properties style:page-number="1">
        <style:tab-stops>
          <style:tab-stop style:position="4.3752in"/>
        </style:tab-stops>
      </style:paragraph-properties>
    </style:style>
    <style:style style:name="T1" style:family="text">
      <style:text-properties style:font-name="Lexend" fo:font-size="9pt" fo:font-weight="bold" style:font-name-asian="Lexend1" style:font-size-asian="9pt" style:font-weight-asian="bold" style:font-name-complex="Lexend1" style:font-size-complex="9pt"/>
    </style:style>
    <style:style style:name="T2" style:family="text">
      <style:text-properties style:font-name="Lexend" fo:font-size="9pt" style:font-name-asian="Lexend1" style:font-size-asian="9pt" style:font-name-complex="Lexend1" style:font-size-complex="9pt"/>
    </style:style>
    <style:style style:name="T3" style:family="text">
      <style:text-properties style:font-name="Lexend" fo:font-size="5pt" style:font-name-asian="Lexend1" style:font-size-asian="5pt" style:font-name-complex="Lexend1" style:font-size-complex="5pt"/>
    </style:style>
    <style:style style:name="T4" style:family="text">
      <style:text-properties fo:color="#1155cc" style:font-name="Lexend" fo:font-size="9pt" style:text-underline-style="solid" style:text-underline-width="auto" style:text-underline-color="font-color" fo:font-weight="bold" style:font-name-asian="Lexend1" style:font-size-asian="9pt" style:font-weight-asian="bold" style:font-name-complex="Lexend1" style:font-size-complex="9pt"/>
    </style:style>
    <style:style style:name="T5" style:family="text">
      <style:text-properties fo:color="#1155cc" style:font-name="Lexend" fo:font-size="9pt" style:text-underline-style="solid" style:text-underline-width="auto" style:text-underline-color="font-color" style:font-name-asian="Lexend1" style:font-size-asian="9pt" style:font-name-complex="Lexend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xt:line-break/>Cavernal (</text:span><text:a xlink:type="simple" xlink:href="http://www.cavernal.com" text:style-name="ListLabel_20_55" text:visited-style-name="ListLabel_20_55"><text:span text:style-name="T4">www.cavernal.com</text:span></text:a><text:span text:style-name="T1">)<text:tab/></text:span><text:span text:style-name="T2">Luis Quesada Torres (</text:span><text:a xlink:type="simple" xlink:href="http://www.luisquesada.com" text:style-name="ListLabel_20_56" text:visited-style-name="ListLabel_20_56"><text:span text:style-name="T5">www.luisquesada.com</text:span></text:a><text:span text:style-name="T2">)</text:span></text:p>
      <text:p text:style-name="Standard"><text:span text:style-name="T2">This game can be played single player or up to 4 players.</text:span></text:p>
      <text:p text:style-name="Standard"><text:span text:style-name="T3"><text:s/></text:span></text:p>
      <text:p text:style-name="Standard"><text:span text:style-name="T3"><text:s/></text:span></text:p>
      <text:p text:style-name="Standard"><text:span text:style-name="T1">Preparing the cards</text:span></text:p>
      <text:p text:style-name="Standard"><text:span text:style-name="T2">Download the sheets from </text:span><text:a xlink:type="simple" xlink:href="http://www.cavernal.com" text:style-name="ListLabel_20_56" text:visited-style-name="ListLabel_20_56"><text:span text:style-name="T5">www.cavernal.com</text:span></text:a><text:span text:style-name="T2">.</text:span></text:p>
      <text:p text:style-name="Standard"><text:span text:style-name="T3"><text:s/></text:span></text:p>
      <text:p text:style-name="Standard"><text:span text:style-name="T2">You may also print the cards in A4 two-sided paper. You may print the cards in A4 one-sided paper, but you’ll have to mark the types of the cards behind (there are banners right below each card that specify what you should write):</text:span></text:p>
      <text:list xml:id="list967648607" text:style-name="WWNum4">
        <text:list-item>
          <text:p text:style-name="P2"><text:span text:style-name="T2">M1, M2, M3, and M4 for monsters 1-4</text:span></text:p>
        </text:list-item>
        <text:list-item>
          <text:p text:style-name="P2"><text:span text:style-name="T2">T1, T2, T3, and T4 for treasure 1-4</text:span></text:p>
        </text:list-item>
        <text:list-item>
          <text:p text:style-name="P2"><text:span text:style-name="T2">C for characters</text:span></text:p>
        </text:list-item>
      </text:list>
      <text:p text:style-name="Standard"><text:span text:style-name="T3"><text:s/></text:span></text:p>
      <text:p text:style-name="Standard"><text:span text:style-name="T2">You may also print them in letter or other format with fit option but they may come out smaller.</text:span></text:p>
      <text:p text:style-name="Standard"><text:span text:style-name="T3"><text:s/></text:span></text:p>
      <text:p text:style-name="Standard"><text:span text:style-name="T2">You may also order one-sided photo prints sized 9x13cm and cut them and mark them behind.</text:span></text:p>
      <text:p text:style-name="Standard"><text:span text:style-name="T3"><text:s/></text:span></text:p>
      <text:p text:style-name="Standard"><text:span text:style-name="T2">Then, cut the cards to be around 5cm x 7cm (note that they come with padding!) . It’s not that important that they’re exactly the same size, as long as you can’t clearly identify the cards.</text:span></text:p>
      <text:p text:style-name="Standard"><text:span text:style-name="T3"><text:s/></text:span></text:p>
      <text:p text:style-name="Standard"><text:span text:style-name="T2">You need two dice, and three trinkets per player that will represent health.</text:span></text:p>
      <text:p text:style-name="P1"/>
      <text:p text:style-name="Standard"><text:span text:style-name="T1">The cards</text:span></text:p>
      <text:p text:style-name="Standard"><text:span text:style-name="T2">The front of the cards contains a design and, optionally:</text:span></text:p>
      <text:list xml:id="list3511718733" text:style-name="WWNum5">
        <text:list-item>
          <text:p text:style-name="P3"><text:span text:style-name="T2">On the top-left corner, a numeric power value.</text:span></text:p>
        </text:list-item>
        <text:list-item>
          <text:p text:style-name="P3"><text:span text:style-name="T2">On the top-right corner, a treasure action that allows the player to pick treasure.</text:span></text:p>
        </text:list-item>
        <text:list-item>
          <text:p text:style-name="P3"><text:span text:style-name="T2">On the bottom-right corner, coins that determine the winner in multiplayer games.</text:span></text:p>
        </text:list-item>
      </text:list>
      <text:p text:style-name="Standard"><text:soft-page-break/><text:span text:style-name="T3"><text:s/></text:span></text:p>
      <text:p text:style-name="P8"><text:span text:style-name="T2">There are cards for:</text:span></text:p>
      <text:list xml:id="list2921229852" text:style-name="WWNum3">
        <text:list-item>
          <text:p text:style-name="P4"><text:span text:style-name="T2">Characters (C or the character of a warrior wearing a helmet on the card back).</text:span></text:p>
        </text:list-item>
        <text:list-item>
          <text:p text:style-name="P4"><text:span text:style-name="T2">Sacred artifacts (treasure 4 or T4 in the back, very colorful gleamy backgrounds in the front).</text:span></text:p>
        </text:list-item>
        <text:list-item>
          <text:p text:style-name="P4"><text:span text:style-name="T2">Cursed artifacts (treasure 4 or T4 in the back, black backgrounds and red design in the front).</text:span></text:p>
        </text:list-item>
        <text:list-item>
          <text:p text:style-name="P4"><text:span text:style-name="T2">Potions (treasure 1/2/3 or T1/T2/T3 in the back, colorful designs depicting a potion in the front).</text:span></text:p>
        </text:list-item>
        <text:list-item>
          <text:p text:style-name="P4"><text:span text:style-name="T2">Scrolls (treasure 1/2/3 or T1/T2/T3 in the back, scrolls on ocre backgrounds in the front).</text:span></text:p>
        </text:list-item>
        <text:list-item>
          <text:p text:style-name="P4"><text:span text:style-name="T2">Equipment (treasure 1/2/3 or T1/T2/T3 in the back, armor/helmet/sword/shield in the front).</text:span></text:p>
        </text:list-item>
        <text:list-item>
          <text:p text:style-name="P4"><text:span text:style-name="T2">“More treasure” (treasure 1/2/3 or T1/T2/T3 in the back, treasure chest in the front).</text:span></text:p>
        </text:list-item>
        <text:list-item>
          <text:p text:style-name="P4"><text:span text:style-name="T2">Monster (monster 1/2/3/4 or M1/M2/M3/M4 in the back, monster in the front).</text:span></text:p>
        </text:list-item>
      </text:list>
      <text:p text:style-name="Standard"><text:span text:style-name="T3"><text:s/></text:span></text:p>
      <text:p text:style-name="Standard"><text:span text:style-name="T1">Game setup</text:span></text:p>
      <text:p text:style-name="Standard"><text:span text:style-name="T2">Shuffle the cards, separate them by the design in the back, and make nine different stacks (monsters 1-4, treasure 1-4, characters), all facing down.</text:span></text:p>
      <text:p text:style-name="Standard"><text:span text:style-name="T3"><text:s/></text:span></text:p>
      <text:p text:style-name="Standard"><text:span text:style-name="T2">Each player picks a character card and three health trinkets. If the character has an action for treasure in the top right side, the player must take a treasure card with that number (see the treasure section in the instructions below).</text:span></text:p>
      <text:p text:style-name="Standard"><text:span text:style-name="T3"><text:s/></text:span></text:p>
      <text:p text:style-name="Standard"><text:span text:style-name="T2">All players roll two dice to figure out who starts. The player with the highest roll takes the first turn. If several players tied for the highest number, they reroll. Turns go clockwise starting from the player with the winning number.</text:span></text:p>
      <text:p text:style-name="P1"/>
      <text:p text:style-name="Standard"><text:span text:style-name="T1">Each turn</text:span></text:p>
      <text:p text:style-name="Standard"><text:span text:style-name="T2">At the beginning of each turn, the player takes the monster from the lowest stack available (e.g. monsters 1, if that is already used up, monsters 2, then 3, then 4), turns it over, and puts it on the table. If there are no more monsters available, this step is skipped.</text:span></text:p>
      <text:p text:style-name="Standard"><text:span text:style-name="T3"><text:s/></text:span></text:p>
      <text:p text:style-name="Standard"><text:span text:style-name="T2">Once the first monster of a new stack is taken, all previous active monsters are discarded. For example, when the first monster of the monsters 2 stack is turned over, all monsters 1 left are discarded.</text:span></text:p>
      <text:p text:style-name="Standard"><text:span text:style-name="T3"><text:s/></text:span></text:p>
      <text:p text:style-name="Standard"><text:span text:style-name="T2">The player may drink health potions (depicted by a heart) to regain all health points up to 3, poison potions (depicted by a skull) to lose all health except one (really!), or a time potion to skip the turn without attacking a monster.</text:span></text:p>
      <text:p text:style-name="Standard"><text:span text:style-name="T3"><text:s/></text:span></text:p>
      <text:p text:style-name="Standard"><text:span text:style-name="T2">The player picks one of the active monsters to fight and rolls the two dice.</text:span></text:p>
      <text:p text:style-name="Standard"><text:soft-page-break/><text:span text:style-name="T3"><text:s/></text:span></text:p>
      <text:p text:style-name="Standard"><text:span text:style-name="T2">The power of the player is the number obtained from the dice, plus the power of the one best object the player has (one out of the best armor, or the best helmet, or the best shield, or the best sword). When the player is fighting the final monster, the power of the player is the number obtained from the dice plus the power of the best armor, best helmet, best shield, and best sword the player owns. After rolling the dice, the player may use as many scrolls as desired to get additional power, but they’re discarded forever after use.</text:span></text:p>
      <text:list xml:id="list3341252541" text:style-name="WWNum1">
        <text:list-item>
          <text:p text:style-name="P5"><text:span text:style-name="T2">If the obtained power is greater than the monster’s, the player kills the monster, keeps the monster card, and recovers a health point if they were missing any. If there is a treasure action in the monster card, the player takes treasure identified by that number (see the treasure section in the instructions below).</text:span></text:p>
        </text:list-item>
        <text:list-item>
          <text:p text:style-name="P5"><text:span text:style-name="T2">If the obtained power is equal to the monster’s, nothing happens. The monster remains active.</text:span></text:p>
        </text:list-item>
        <text:list-item>
          <text:p text:style-name="P5"><text:span text:style-name="T2">If the obtained power is lesser than the monster’s, the player loses a health potion and the monster remains active.</text:span></text:p>
        </text:list-item>
      </text:list>
      <text:p text:style-name="Standard"><text:span text:style-name="T3"><text:s/></text:span></text:p>
      <text:p text:style-name="P8"><text:span text:style-name="T2">If the player loses the three health points, they die. Death is forever.</text:span></text:p>
      <text:p text:style-name="Standard"><text:span text:style-name="T3"><text:s/></text:span></text:p>
      <text:p text:style-name="P8"><text:span text:style-name="T2">In multiplayer matches, the player keeps any card with coins, such as character cards, treasure cards, or cards of monsters the player killed.</text:span></text:p>
      <text:p text:style-name="P1"/>
      <text:p text:style-name="Standard"><text:span text:style-name="T1">Treasure</text:span></text:p>
      <text:p text:style-name="Standard"><text:span text:style-name="T2">When a player gets a card with a treasure action (for example they kill a monster with a treasure action or their character card has a treasure action), they take a treasure card from the stack with the specified number.</text:span></text:p>
      <text:p text:style-name="Standard"><text:span text:style-name="T3"><text:s/></text:span></text:p>
      <text:p text:style-name="Standard"><text:span text:style-name="T2">If that card contains a treasure chest in the front (that is, “More treasure”), the player keeps that card for the coin, but they also take a treasure card from the next stack. For example, if the player takes a treasure 1 card after killing a monster with a treasure 1 action and that card contains a treasure chest in the front, they also take a treasure 2 card. If that card contains a treasure chest in the front, they also take a treasure 3 card, and so on.</text:span></text:p>
      <text:p text:style-name="P1"/>
      <text:p text:style-name="Standard"><text:span text:style-name="T1">Artifacts</text:span></text:p>
      <text:p text:style-name="Standard"><text:span text:style-name="T2">Treasure 4 cards are very rare, they can be either sacred or damned artifacts. Each of them provides special powers to the player.</text:span></text:p>
      <text:p text:style-name="Standard"><text:span text:style-name="T3"><text:s/></text:span></text:p>
      <text:p text:style-name="Standard"><text:span text:style-name="T2">The sacred artifacts are (treasure 4 or T4 in the back, very colorful gleamy backgrounds in the front):</text:span></text:p>
      <text:list xml:id="list4182825923" text:style-name="WWNum2">
        <text:list-item>
          <text:p text:style-name="P6"><text:span text:style-name="T2">The amulet: +7 extra power on top of all the equipped items.</text:span></text:p>
        </text:list-item>
        <text:list-item>
          <text:p text:style-name="P6"><text:span text:style-name="T2">The watch: The player can skip turns as often as they want, not attacking monsters.</text:span></text:p>
        </text:list-item>
        <text:list-item>
          <text:p text:style-name="P6"><text:span text:style-name="T2">The goggles: When picking any card (monster or treasure), the player can look at the two next and pick the one they prefer. The other card goes back at the top of the stack.</text:span></text:p>
        </text:list-item>
        <text:list-item>
          <text:p text:style-name="P6"><text:span text:style-name="T2">The box: When the player only has a health point, they get extra +20 power.</text:span></text:p>
        </text:list-item>
        <text:list-item>
          <text:p text:style-name="P6"><text:span text:style-name="T2">The rectangular monolith: The player can reroll a die once in each combat.</text:span></text:p>
        </text:list-item>
        <text:list-item>
          <text:p text:style-name="P6"><text:span text:style-name="T2">The square stone tablet: The player can reroll the two dice once in each combat.</text:span></text:p>
        </text:list-item>
        <text:list-item>
          <text:p text:style-name="P6"><text:span text:style-name="T2">The statue: No cursed artifacts have an effect, all artifacts have double the effect.</text:span></text:p>
        </text:list-item>
      </text:list>
      <text:p text:style-name="Standard"><text:soft-page-break/><text:span text:style-name="T3"><text:s/></text:span></text:p>
      <text:p text:style-name="Standard"><text:span text:style-name="T2">The cursed artifacts are (treasure 4 or T4 in the back, black backgrounds and red design in the front):</text:span></text:p>
      <text:list xml:id="list618400925" text:style-name="WWNum6">
        <text:list-item>
          <text:p text:style-name="P7"><text:span text:style-name="T2">The armor: Can’t equip any armor anymore.</text:span></text:p>
        </text:list-item>
        <text:list-item>
          <text:p text:style-name="P7"><text:span text:style-name="T2">The helmet: Can’t equip any helmet anymore.</text:span></text:p>
        </text:list-item>
        <text:list-item>
          <text:p text:style-name="P7"><text:span text:style-name="T2">The chalice: Will never heal after winning a combat, only with health potions.</text:span></text:p>
        </text:list-item>
        <text:list-item>
          <text:p text:style-name="P7"><text:span text:style-name="T2">The watch: When losing a combat, must continue fighting the same monster in every turn.</text:span></text:p>
        </text:list-item>
        <text:list-item>
          <text:p text:style-name="P7"><text:span text:style-name="T2">The book: No sacred artifacts have an effect. The effect is canceled with the sacred statue.</text:span></text:p>
        </text:list-item>
        <text:list-item>
          <text:p text:style-name="P7"><text:span text:style-name="T2">The doll: When having this and 2 other cursed artifacts, the player dies immediately.</text:span></text:p>
        </text:list-item>
        <text:list-item>
          <text:p text:style-name="P7"><text:span text:style-name="T2">The vortex-in-a-box: After every turn, this player must discard a card with coins if they have any.</text:span></text:p>
        </text:list-item>
      </text:list>
      <text:p text:style-name="P1"/>
      <text:p text:style-name="Standard"><text:span text:style-name="T1">Challenging the final monster</text:span></text:p>
      <text:p text:style-name="Standard"><text:span text:style-name="T2">A player can challenge the final monster (M4) at any time during their turn. The final monster is temporarily turned over, there’s a fight between them. If the player beats the final monster, the game ends (still in multiplayer games, the plate with the most coins would win, see below!). Otherwise, the player immediately dies. This is a mechanism to be used when the player is severely overpowered throughout the game.</text:span></text:p>
      <text:p text:style-name="P1"/>
      <text:p text:style-name="Standard"><text:span text:style-name="T1">Winning the game</text:span></text:p>
      <text:p text:style-name="Standard"><text:span text:style-name="T2">In any case, the game ends when there are no more monsters left, that is, right when killing the only monster from the monsters 4 stack.</text:span></text:p>
      <text:p text:style-name="Standard"><text:span text:style-name="T3"><text:s/></text:span></text:p>
      <text:p text:style-name="Standard"><text:span text:style-name="T2">In single player games, the player wins if they manage to kill the last monster. The player loses if they die.</text:span></text:p>
      <text:p text:style-name="Standard"><text:span text:style-name="T3"><text:s/></text:span></text:p>
      <text:p text:style-name="Standard"><text:span text:style-name="T2">In multiplayer games, the player who is alive and has the most coins after killing the last monster wins. If all players die, all players lo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exend" svg:font-family="Lexe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exend1" svg:font-family="Lexend"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Lexend" fo:font-family="Lexend" style:font-family-generic="roman" style:font-pitch="variable"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exend" fo:font-family="Lexend" style:font-family-generic="roman" style:font-pitch="variable" fo:font-size="9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exend" fo:font-family="Lexend" style:font-family-generic="roman" style:font-pitch="variable"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exend" fo:font-family="Lexend" style:font-family-generic="roman" style:font-pitch="variable"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Lexend" fo:font-family="Lexend" style:font-family-generic="roman" style:font-pitch="variable"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exend" fo:font-family="Lexend" style:font-family-generic="roman" style:font-pitch="variable"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font-name="Lexend" fo:font-family="Lexend" style:font-family-generic="roman" style:font-pitch="variable" fo:font-size="9pt" style:text-underline-style="solid" style:text-underline-width="auto" style:text-underline-color="font-color" fo:font-weight="bold" style:font-name-asian="Lexend1" style:font-family-asian="Lexend" style:font-family-generic-asian="system" style:font-pitch-asian="variable" style:font-size-asian="9pt" style:font-weight-asian="bold" style:font-name-complex="Lexend1" style:font-family-complex="Lexend"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style:font-name="Lexend" fo:font-family="Lexend" style:font-family-generic="roman" style:font-pitch="variable" fo:font-size="9pt" style:text-underline-style="solid" style:text-underline-width="auto" style:text-underline-color="font-color" style:font-name-asian="Lexend1" style:font-family-asian="Lexend" style:font-family-generic-asian="system" style:font-pitch-asian="variable" style:font-size-asian="9pt" style:font-name-complex="Lexend1" style:font-family-complex="Lexend"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fo:background-color="#ffffff"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90" meta:word-count="1400" meta:character-count="7759" meta:non-whitespace-character-count="6435"/>
    <meta:generator>LibreOfficeDev/6.0.5.2$Linux_X86_64 LibreOffice_project/</meta:generator>
  </office:meta>
</office:document-meta>
</file>